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thin solid #000000" fo:background-color="#D9D9D9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fo:background-color="#D9D9D9"/>
    </style:style>
    <style:style style:name="ce12" style:family="table-cell" style:parent-style-name="Default" style:data-style-name="N0">
      <style:table-cell-properties fo:border-top="2pt solid #000000" fo:border-bottom="none" fo:border-left="thin solid #000000" fo:border-right="2pt solid #000000" fo:background-color="#D9D9D9"/>
    </style:style>
    <style:style style:name="ce13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fo:wrap-option="wrap" fo:background-color="#F2F2F2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  <style:text-properties fo:color="#0F0F0F"/>
    </style:style>
    <style:style style:name="ce18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background-color="#F2F2F2" style:repeat-content="false"/>
      <style:paragraph-properties fo:text-align="start" fo:margin-left="0cm"/>
      <style:text-properties fo:color="#0F0F0F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  <style:text-properties fo:color="#0F0F0F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0F0F0F"/>
    </style:style>
    <style:style style:name="ce24" style:family="table-cell" style:parent-style-name="Default" style:data-style-name="N0">
      <style:table-cell-properties fo:border="thin solid #000000"/>
      <style:text-properties fo:color="#0F0F0F" style:font-name="Segoe UI" style:font-name-asian="Segoe UI" style:font-name-complex="Segoe UI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F0F0F" style:font-name="Segoe UI" style:font-name-asian="Segoe UI" style:font-name-complex="Segoe UI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F0F0F" style:font-name="Segoe UI" style:font-name-asian="Segoe UI" style:font-name-complex="Segoe UI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F0F0F" style:font-name="Segoe UI" style:font-name-asian="Segoe UI" style:font-name-complex="Segoe UI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style:repeat-content="false"/>
      <style:paragraph-properties fo:text-align="start" fo:margin-left="0cm"/>
      <style:text-properties fo:color="#0F0F0F" style:font-name="Segoe UI" style:font-name-asian="Segoe UI" style:font-name-complex="Segoe UI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  <style:text-properties fo:color="#0F0F0F" style:font-name="Segoe UI" style:font-name-asian="Segoe UI" style:font-name-complex="Segoe UI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background-color="#F2F2F2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  <style:text-properties fo:color="#0F0F0F" style:font-name="Segoe UI" style:font-name-asian="Segoe UI" style:font-name-complex="Segoe UI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style:repeat-content="false"/>
      <style:paragraph-properties fo:text-align="start" fo:margin-left="0cm"/>
      <style:text-properties fo:color="#0F0F0F" style:font-name="Segoe UI" style:font-name-asian="Segoe UI" style:font-name-complex="Segoe UI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fo:background-color="#F2F2F2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F2F2F2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2F2F2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2pt solid #000000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F0F0F" style:font-name="Segoe UI" style:font-name-asian="Segoe UI" style:font-name-complex="Segoe UI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2pt solid #000000"/>
      <style:text-properties fo:color="#0F0F0F" style:font-name="Segoe UI" style:font-name-asian="Segoe UI" style:font-name-complex="Segoe UI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2F2F2"/>
    </style:style>
    <style:style style:name="ce5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0F0F0F" style:font-name="Segoe UI" style:font-name-asian="Segoe UI" style:font-name-complex="Segoe UI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top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fo:background-color="#F2F2F2"/>
      <style:text-properties fo:color="#0F0F0F" style:font-name="Segoe UI" style:font-name-asian="Segoe UI" style:font-name-complex="Segoe UI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none" fo:border-left="2pt solid #000000" fo:border-right="thin solid #000000" style:vertical-align="to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2pt solid #000000" fo:border-right="thin solid #000000" style:vertical-align="to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wrap-option="wrap" fo:background-color="#F2F2F2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background-color="#F2F2F2"/>
    </style:style>
    <style:style style:name="ce68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none" fo:border-left="2pt solid #000000" fo:border-right="thin solid #000000" style:vertical-align="automatic" fo:background-color="#F2F2F2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color="#0F0F0F" style:font-name="Segoe UI" style:font-name-asian="Segoe UI" style:font-name-complex="Segoe UI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7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fo:background-color="#F2F2F2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4.508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7.048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6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57.6pt" style:use-optimal-row-height="true" fo:break-before="auto"/>
    </style:style>
    <style:style style:name="ro6" style:family="table-row">
      <style:table-row-properties style:row-height="72.6pt" style:use-optimal-row-height="true" fo:break-before="auto"/>
    </style:style>
    <style:style style:name="ro7" style:family="table-row">
      <style:table-row-properties style:row-height="49.2pt" style:use-optimal-row-height="false" fo:break-before="auto"/>
    </style:style>
    <style:style style:name="ro8" style:family="table-row">
      <style:table-row-properties style:row-height="43.2pt" style:use-optimal-row-height="true" fo:break-before="auto"/>
    </style:style>
    <style:style style:name="ro9" style:family="table-row">
      <style:table-row-properties style:row-height="29.4pt" style:use-optimal-row-height="true" fo:break-before="auto"/>
    </style:style>
    <style:style style:name="ro10" style:family="table-row">
      <style:table-row-properties style:row-height="64.8pt" style:use-optimal-row-height="false" fo:break-before="auto"/>
    </style:style>
    <style:style style:name="ro11" style:family="table-row">
      <style:table-row-properties style:row-height="135pt" style:use-optimal-row-height="true" fo:break-before="auto"/>
    </style:style>
    <style:style style:name="ro12" style:family="table-row">
      <style:table-row-properties style:row-height="105pt" style:use-optimal-row-height="true" fo:break-before="auto"/>
    </style:style>
    <style:style style:name="ro13" style:family="table-row">
      <style:table-row-properties style:row-height="30.6pt" style:use-optimal-row-height="tru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30pt" style:use-optimal-row-height="true" fo:break-before="auto"/>
    </style:style>
    <style:style style:name="ro16" style:family="table-row">
      <style:table-row-properties style:row-height="15.6pt" style:use-optimal-row-height="true" fo:break-before="auto"/>
    </style:style>
    <style:style style:name="ro17" style:family="table-row">
      <style:table-row-properties style:row-height="30.6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43.8pt" style:use-optimal-row-height="true" fo:break-before="auto"/>
    </style:style>
    <style:style style:name="ro20" style:family="table-row">
      <style:table-row-properties style:row-height="90.6pt" style:use-optimal-row-height="true" fo:break-before="auto"/>
    </style:style>
    <style:style style:name="ro21" style:family="table-row">
      <style:table-row-properties style:row-height="28.8pt" style:use-optimal-row-height="false" fo:break-before="auto"/>
    </style:style>
    <style:style style:name="ro22" style:family="table-row">
      <style:table-row-properties style:row-height="45pt" style:use-optimal-row-height="true" fo:break-before="auto"/>
    </style:style>
    <style:style style:name="ro23" style:family="table-row">
      <style:table-row-properties style:row-height="75.6pt" style:use-optimal-row-height="true" fo:break-before="auto"/>
    </style:style>
    <style:style style:name="ro24" style:family="table-row">
      <style:table-row-properties style:row-height="34.2pt" style:use-optimal-row-height="false" fo:break-before="auto"/>
    </style:style>
    <style:style style:name="ro25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0">
            <text:p>TABELA</text:p>
          </table:table-cell>
          <table:table-cell office:value-type="string" table:style-name="ce11">
            <text:p>ATRYBUT<text:s/></text:p>
          </table:table-cell>
          <table:table-cell office:value-type="string" table:style-name="ce11">
            <text:p>TYP ATRYBUTU</text:p>
          </table:table-cell>
          <table:table-cell office:value-type="string" table:style-name="ce12">
            <text:p>OPIS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76">
            <text:p>AWARIE (TABELA FAKTÓW)</text:p>
            <text:p>Jeden krotka opisuje jedno wystąpienie awarii samolotu i naprawę tej awarii (jeśli naprawa nie została wykonana - "sztuczne krotki" są wstawiane do tabeli). Tabela posiada klucz złożony.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table:number-columns-spanned="1" table:number-rows-spanned="9" table:style-name="ce56"/>
          <table:table-cell office:value-type="string" table:style-name="ce3">
            <text:p>id_data_awarii</text:p>
          </table:table-cell>
          <table:table-cell office:value-type="string" table:style-name="ce3">
            <text:p>Numeric (integer)</text:p>
          </table:table-cell>
          <table:table-cell office:value-type="string" table:style-name="ce7">
            <text:p>Klucz obcy. Data wystąpienia awarii.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3">
            <text:p>id_czas_awarii</text:p>
          </table:table-cell>
          <table:table-cell office:value-type="string" table:style-name="ce3">
            <text:p>Numeric (integer)</text:p>
          </table:table-cell>
          <table:table-cell office:value-type="string" table:style-name="ce7">
            <text:p>Klucz obcy. Czas, kiedy wystąpiła awaria.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id_samolotu</text:p>
          </table:table-cell>
          <table:table-cell office:value-type="string" table:style-name="ce3">
            <text:p>Numeric (integer)</text:p>
          </table:table-cell>
          <table:table-cell office:value-type="string" table:style-name="ce8">
            <text:p>Klucz obcy. Informuje, który samolot jest<text:s/></text:p>
            <text:p>dotknięty awarią.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4">
            <text:p>id_data_naprawy</text:p>
          </table:table-cell>
          <table:table-cell office:value-type="string" table:style-name="ce3">
            <text:p>Numeric (integer)</text:p>
          </table:table-cell>
          <table:table-cell office:value-type="string" table:style-name="ce7">
            <text:p>Klucz obcy. Data naprawy.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4">
            <text:p>id_czas_naprawy</text:p>
          </table:table-cell>
          <table:table-cell office:value-type="string" table:style-name="ce3">
            <text:p>Numeric (integer)</text:p>
          </table:table-cell>
          <table:table-cell office:value-type="string" table:style-name="ce7">
            <text:p>Klucz obcy. Czas naprawy.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4">
            <text:p>id_serwisu</text:p>
          </table:table-cell>
          <table:table-cell office:value-type="string" table:style-name="ce3">
            <text:p>Numeric (integer)</text:p>
          </table:table-cell>
          <table:table-cell office:value-type="string" table:style-name="ce8">
            <text:p>Klucz obcy. Numer identyfikacyjny<text:s/></text:p>
            <text:p>serwisu, który przeprowadził naprawę.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4">
            <text:p>id_informacje_o_awarii</text:p>
          </table:table-cell>
          <table:table-cell office:value-type="string" table:style-name="ce3">
            <text:p>Numeric (integer)</text:p>
          </table:table-cell>
          <table:table-cell office:value-type="string" table:style-name="ce8">
            <text:p>Klucz obcy. Identyfikator tabeli z<text:s/></text:p>
            <text:p>dodatkowymi informacjami o awarii.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4">
            <text:p>całkowity_koszt_naprawy</text:p>
          </table:table-cell>
          <table:table-cell office:value-type="string" table:style-name="ce3">
            <text:p>Numeric (integer)</text:p>
          </table:table-cell>
          <table:table-cell office:value-type="string" table:style-name="ce8">
            <text:p>Suma zapłacona za naprawę bez<text:s/></text:p>
            <text:p>uwzględnienia żadnych redukcji<text:s/></text:p>
            <text:p>(jeśli naprawa nie została wykonana,<text:s/></text:p>
            <text:p>całkowity koszt naprawy wynosi 0).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14">
            <text:p>rzeczywisty_koszt_naprawy</text:p>
          </table:table-cell>
          <table:table-cell office:value-type="string" table:style-name="ce14">
            <text:p>Numeric (integer)</text:p>
          </table:table-cell>
          <table:table-cell office:value-type="string" table:style-name="ce15">
            <text:p>Ponieważ każdy samolot jest<text:s/></text:p>
            <text:p>ubezpieczony (ubezpieczyciel pokrywa<text:s/></text:p>
            <text:p>40% kosztów naprawy), rzeczywisty<text:s/></text:p>
            <text:p>koszt naprawy wynosi 0,6 * całkowity<text:s/></text:p>
            <text:p>koszt naprawy.</text:p>
          </table:table-cell>
          <table:table-cell table:number-columns-repeated="16380"/>
        </table:table-row>
        <table:table-row table:style-name="ro7">
          <table:table-cell office:value-type="string" table:number-columns-spanned="4" table:number-rows-spanned="1" table:style-name="ce77">
            <text:p>LOT (TABELA FAKTÓW)</text:p>
            <text:p>Jedna krotka opisuje jeden lot samolotu (i potencjalne opóźnienie).<text:s/></text:p>
            <text:p>Jeśli nie było opóźnienia - "sztuczne krotki" są wstawiane do tabel.Tabela posiada klucz złożony.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style-name="ce66"/>
          <table:table-cell office:value-type="string" table:style-name="ce17">
            <text:p>numer_lotu</text:p>
          </table:table-cell>
          <table:table-cell office:value-type="string" table:style-name="ce18">
            <text:p>Varchar(16)</text:p>
          </table:table-cell>
          <table:table-cell office:value-type="string" table:style-name="ce20">
            <text:p>Wartość, która jednoznacznie identyfikuje<text:s/></text:p>
            <text:p>lot.</text:p>
          </table:table-cell>
          <table:table-cell table:number-columns-repeated="16380"/>
        </table:table-row>
        <table:table-row table:style-name="ro3">
          <table:table-cell table:style-name="ce67"/>
          <table:table-cell office:value-type="string" table:style-name="ce17">
            <text:p>id_samolotu</text:p>
          </table:table-cell>
          <table:table-cell office:value-type="string" table:style-name="ce18">
            <text:p>Numeric (integer)</text:p>
          </table:table-cell>
          <table:table-cell office:value-type="string" table:style-name="ce19">
            <text:p>Klucz obcy. Id samolotu, który wykonał lot.</text:p>
          </table:table-cell>
          <table:table-cell table:number-columns-repeated="16380"/>
        </table:table-row>
        <table:table-row table:style-name="ro4">
          <table:table-cell table:style-name="ce67"/>
          <table:table-cell office:value-type="string" table:style-name="ce17">
            <text:p>id_trasy</text:p>
          </table:table-cell>
          <table:table-cell office:value-type="string" table:style-name="ce18">
            <text:p>Numeric (integer)</text:p>
          </table:table-cell>
          <table:table-cell office:value-type="string" table:style-name="ce20">
            <text:p>Klucz obcy. Pozwala nam zdefiniować trasę<text:s/></text:p>
            <text:p>lotu.</text:p>
          </table:table-cell>
          <table:table-cell table:number-columns-repeated="16380"/>
        </table:table-row>
        <table:table-row table:style-name="ro3">
          <table:table-cell table:style-name="ce67"/>
          <table:table-cell office:value-type="string" table:style-name="ce17">
            <text:p>id_data_odlotu</text:p>
          </table:table-cell>
          <table:table-cell office:value-type="string" table:style-name="ce18">
            <text:p>Numeric (integer)</text:p>
          </table:table-cell>
          <table:table-cell office:value-type="string" table:style-name="ce19">
            <text:p>Klucz obcy. Data startu samolotu.</text:p>
          </table:table-cell>
          <table:table-cell table:number-columns-repeated="16380"/>
        </table:table-row>
        <table:table-row table:style-name="ro3">
          <table:table-cell table:style-name="ce67"/>
          <table:table-cell office:value-type="string" table:style-name="ce17">
            <text:p>id_czas_odlotu</text:p>
          </table:table-cell>
          <table:table-cell office:value-type="string" table:style-name="ce18">
            <text:p>Numeric (integer)</text:p>
          </table:table-cell>
          <table:table-cell office:value-type="string" table:style-name="ce19">
            <text:p>Klucz obcy. Czas startu samolotu.</text:p>
          </table:table-cell>
          <table:table-cell table:number-columns-repeated="16380"/>
        </table:table-row>
        <table:table-row table:style-name="ro4">
          <table:table-cell table:style-name="ce67"/>
          <table:table-cell office:value-type="string" table:style-name="ce17">
            <text:p>id_data_przylotu</text:p>
          </table:table-cell>
          <table:table-cell office:value-type="string" table:style-name="ce18">
            <text:p>Numeric (integer)</text:p>
          </table:table-cell>
          <table:table-cell office:value-type="string" table:style-name="ce20">
            <text:p>Klucz obcy. Data przybycia do miejsca<text:s/></text:p>
            <text:p>docelowego.</text:p>
          </table:table-cell>
          <table:table-cell table:number-columns-repeated="16380"/>
        </table:table-row>
        <table:table-row table:style-name="ro4">
          <table:table-cell table:style-name="ce67"/>
          <table:table-cell office:value-type="string" table:style-name="ce17">
            <text:p>id_czas_przylotu</text:p>
          </table:table-cell>
          <table:table-cell office:value-type="string" table:style-name="ce18">
            <text:p>Numeric (integer)</text:p>
          </table:table-cell>
          <table:table-cell office:value-type="string" table:style-name="ce20">
            <text:p>Klucz obcy. Czas przybycia do miejsca<text:s/></text:p>
            <text:p>docelowego.</text:p>
          </table:table-cell>
          <table:table-cell table:number-columns-repeated="16380"/>
        </table:table-row>
        <table:table-row table:style-name="ro8">
          <table:table-cell table:style-name="ce67"/>
          <table:table-cell office:value-type="string" table:style-name="ce17">
            <text:p>id_informacje_o_locie</text:p>
          </table:table-cell>
          <table:table-cell office:value-type="string" table:style-name="ce18">
            <text:p>Numeric (integer)</text:p>
          </table:table-cell>
          <table:table-cell office:value-type="string" table:style-name="ce21">
            <text:p>Klucz obcy. Id tabeli z dodatkowymi<text:s/></text:p>
            <text:p>informacjami o locie (status; powód<text:s/></text:p>
            <text:p>opóźnienia).</text:p>
          </table:table-cell>
          <table:table-cell table:number-columns-repeated="16380"/>
        </table:table-row>
        <table:table-row table:style-name="ro4">
          <table:table-cell table:style-name="ce67"/>
          <table:table-cell office:value-type="string" table:style-name="ce17">
            <text:p>opóźnienie_min</text:p>
          </table:table-cell>
          <table:table-cell office:value-type="string" table:style-name="ce18">
            <text:p>Numeric (integer)</text:p>
          </table:table-cell>
          <table:table-cell office:value-type="string" table:style-name="ce20">
            <text:p>Czas opóźnienia (w minutach). Jeśli nie było<text:s/></text:p>
            <text:p>opóźnień - 0.</text:p>
          </table:table-cell>
          <table:table-cell table:number-columns-repeated="16380"/>
        </table:table-row>
        <table:table-row table:style-name="ro9">
          <table:table-cell table:style-name="ce67"/>
          <table:table-cell office:value-type="string" table:style-name="ce17">
            <text:p>dystans<text:s/></text:p>
          </table:table-cell>
          <table:table-cell office:value-type="string" table:style-name="ce18">
            <text:p>Numeric (integer)</text:p>
          </table:table-cell>
          <table:table-cell office:value-type="string" table:style-name="ce21">
            <text:p>Dystans w kilometrach między miejscem<text:s/></text:p>
            <text:p>startu a miejscem przybycia.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76">
            <text:p>SAMOLOT (TABELA WYMIAROWA)</text:p>
            <text:p>Liczba miejsc może się różnić w zależności od czasu, więc zakres 'miejsc' może być aktualizowany. Wówczas wstawiana jest nowa krotka z tym samym kluczem biznesowym i wartością is_current równą 1. Krotki ze starymi wartościami otrzymują wówczas is_current = 0.</text:p>
          </table:table-cell>
          <table:covered-table-cell table:number-columns-repeated="3"/>
          <table:table-cell table:number-columns-repeated="16380"/>
        </table:table-row>
        <table:table-row table:style-name="ro10">
          <table:table-cell table:number-columns-spanned="1" table:number-rows-spanned="9" table:style-name="ce78"/>
          <table:table-cell office:value-type="string" table:style-name="ce23">
            <text:p>id_samolotu</text:p>
          </table:table-cell>
          <table:table-cell office:value-type="string" table:style-name="ce3">
            <text:p>Numeric (integer)</text:p>
          </table:table-cell>
          <table:table-cell office:value-type="string" table:style-name="ce28">
            <text:p>Klucz podstawowy (zastępczy)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27">
            <text:p>numer_seryjny</text:p>
          </table:table-cell>
          <table:table-cell office:value-type="string" table:style-name="ce3">
            <text:p>Numeric (integer)</text:p>
          </table:table-cell>
          <table:table-cell office:value-type="string" table:style-name="ce8">
            <text:p>Unikatowy numer seryjny samolotu. Na<text:s/></text:p>
            <text:p>przykład: AN/18621. Klucz biznesowy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7">
            <text:p>producent</text:p>
          </table:table-cell>
          <table:table-cell office:value-type="string" table:style-name="ce3">
            <text:p>Varchar(32)</text:p>
          </table:table-cell>
          <table:table-cell office:value-type="string" table:style-name="ce7">
            <text:p>Nazwa producenta samolotu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7">
            <text:p>model</text:p>
          </table:table-cell>
          <table:table-cell office:value-type="string" table:style-name="ce3">
            <text:p>Varchar(32)</text:p>
          </table:table-cell>
          <table:table-cell office:value-type="string" table:style-name="ce28">
            <text:p>Nazwa modelu samolotu.</text:p>
          </table:table-cell>
          <table:table-cell table:number-columns-repeated="16380"/>
        </table:table-row>
        <table:table-row table:style-name="ro11">
          <table:covered-table-cell/>
          <table:table-cell office:value-type="string" table:style-name="ce27">
            <text:p>waga</text:p>
          </table:table-cell>
          <table:table-cell office:value-type="string" table:style-name="ce3">
            <text:p>Varchar(24)</text:p>
          </table:table-cell>
          <table:table-cell office:value-type="string" table:style-name="ce29">
            <text:p>Określa wagę samolotu (bez pasażerów i<text:s/></text:p>
            <text:p>paliwa).<text:s/></text:p>
            <text:p>Dozwolone wartości:<text:s/></text:p>
            <text:p>Poniżej 50 ton,<text:s/></text:p>
            <text:p>Między 51 a 100 tonami,<text:s/></text:p>
            <text:p>Między 101 a 150<text:s/></text:p>
            <text:p>tonami,<text:s/></text:p>
            <text:p>Między 151 a 200 tonami,<text:s/></text:p>
            <text:p>Powyżej 200 ton.</text:p>
          </table:table-cell>
          <table:table-cell table:number-columns-repeated="16380"/>
        </table:table-row>
        <table:table-row table:style-name="ro12">
          <table:covered-table-cell/>
          <table:table-cell office:value-type="string" table:style-name="ce27">
            <text:p>ilosc_miejsc</text:p>
          </table:table-cell>
          <table:table-cell office:value-type="string" table:style-name="ce3">
            <text:p>Varchar(19)</text:p>
          </table:table-cell>
          <table:table-cell office:value-type="string" table:style-name="ce29">
            <text:p>Liczba miejsc na pokładzie.<text:s/></text:p>
            <text:p>Możliwe wartości:<text:s/></text:p>
            <text:p>Poniżej 75,<text:s/></text:p>
            <text:p>Między 75 a 125,<text:s/></text:p>
            <text:p>Między 126 a 175,<text:s/></text:p>
            <text:p>Między 176 a 225,<text:s/></text:p>
            <text:p>Powyżej 225.</text:p>
          </table:table-cell>
          <table:table-cell table:number-columns-repeated="16380"/>
        </table:table-row>
        <table:table-row table:style-name="ro11">
          <table:covered-table-cell/>
          <table:table-cell office:value-type="string" table:style-name="ce27">
            <text:p>koszt_zakupu</text:p>
          </table:table-cell>
          <table:table-cell office:value-type="string" table:style-name="ce3">
            <text:p>Varchar(19)</text:p>
          </table:table-cell>
          <table:table-cell office:value-type="string" table:style-name="ce29">
            <text:p>Określa koszt zakupu samolotu<text:s/></text:p>
            <text:p>(w milionach złotych).<text:s/></text:p>
            <text:p>Dozwolone wartości:<text:s/></text:p>
            <text:p>Poniżej 35,<text:s/></text:p>
            <text:p>Między 35 a 60,<text:s/></text:p>
            <text:p>Między 61 a 95,<text:s/></text:p>
            <text:p>Między 96 a 120,<text:s/></text:p>
            <text:p>Między 121 a 145,<text:s/></text:p>
            <text:p>Powyżej 145.</text:p>
          </table:table-cell>
          <table:table-cell table:number-columns-repeated="16380"/>
        </table:table-row>
        <table:table-row table:style-name="ro8">
          <table:covered-table-cell/>
          <table:table-cell office:value-type="string" table:style-name="ce27">
            <text:p>czy_obecny</text:p>
          </table:table-cell>
          <table:table-cell office:value-type="string" table:style-name="ce3">
            <text:p>Boolean</text:p>
          </table:table-cell>
          <table:table-cell office:value-type="string" table:style-name="ce8">
            <text:p>Wartość 0 lub 1. 1 jeśli informacja jest<text:s/></text:p>
            <text:p>aktualna, 0 w przeciwnym razie.<text:s/></text:p>
            <text:p>Implementacja SCD2.</text:p>
          </table:table-cell>
          <table:table-cell table:number-columns-repeated="16380"/>
        </table:table-row>
        <table:table-row table:style-name="ro13">
          <table:covered-table-cell/>
          <table:table-cell office:value-type="string" table:style-name="ce38">
            <text:p>fk_data_produkcji</text:p>
          </table:table-cell>
          <table:table-cell office:value-type="string" table:style-name="ce14">
            <text:p>Numeric (integer)</text:p>
          </table:table-cell>
          <table:table-cell office:value-type="string" table:style-name="ce39">
            <text:p>Klucz obcy. Określa datę zakończenia<text:s/></text:p>
            <text:p>produkcji samolotu.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77">
            <text:p>SERWIS_LOTNICZY (TABELA WYMIAROWA)</text:p>
            <text:p>Jedna krotka to jeden warsztat (serwis) naprawiający samoloty.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table:number-columns-spanned="1" table:number-rows-spanned="5" table:style-name="ce47"/>
          <table:table-cell office:value-type="string" table:style-name="ce43">
            <text:p>id_usługi</text:p>
          </table:table-cell>
          <table:table-cell office:value-type="string" table:style-name="ce44">
            <text:p>Numeric (integer)</text:p>
          </table:table-cell>
          <table:table-cell office:value-type="string" table:style-name="ce45">
            <text:p>Klucz podstawowy (zastępczy)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3">
            <text:p>nazwa_usługi</text:p>
          </table:table-cell>
          <table:table-cell office:value-type="string" table:style-name="ce44">
            <text:p>Varchar(64)</text:p>
          </table:table-cell>
          <table:table-cell office:value-type="string" table:style-name="ce45">
            <text:p>Unikalna nazwa identyfikująca serwis lotniczy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3">
            <text:p>miasto</text:p>
          </table:table-cell>
          <table:table-cell office:value-type="string" table:style-name="ce44">
            <text:p>Varchar(32)</text:p>
          </table:table-cell>
          <table:table-cell office:value-type="string" table:style-name="ce45">
            <text:p>Miasto, w którym znajduje się serwis lotniczy.</text:p>
          </table:table-cell>
          <table:table-cell table:number-columns-repeated="16380"/>
        </table:table-row>
        <table:table-row table:style-name="ro15">
          <table:covered-table-cell/>
          <table:table-cell office:value-type="string" table:style-name="ce43">
            <text:p>adres</text:p>
          </table:table-cell>
          <table:table-cell office:value-type="string" table:style-name="ce44">
            <text:p>Varchar(64)</text:p>
          </table:table-cell>
          <table:table-cell office:value-type="string" table:style-name="ce46">
            <text:p>Ulica i numer budynku, gdzie można<text:s/></text:p>
            <text:p>znaleźć serwis.</text:p>
          </table:table-cell>
          <table:table-cell table:number-columns-repeated="16380"/>
        </table:table-row>
        <table:table-row table:style-name="ro16">
          <table:covered-table-cell/>
          <table:table-cell office:value-type="string" table:style-name="ce49">
            <text:p>kod_pocztowy</text:p>
          </table:table-cell>
          <table:table-cell office:value-type="string" table:style-name="ce50">
            <text:p>Varchar(16)</text:p>
          </table:table-cell>
          <table:table-cell office:value-type="string" table:style-name="ce51">
            <text:p>Kod pocztowy miasta i ulicy.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76">
            <text:p>TRASA (TABELA WYMIAROWA)</text:p>
            <text:p>Jedna krotka to jedna trasa (miasto wylotu - miasto docelowe).</text:p>
          </table:table-cell>
          <table:covered-table-cell table:number-columns-repeated="3"/>
          <table:table-cell table:number-columns-repeated="16380"/>
        </table:table-row>
        <table:table-row table:style-name="ro17">
          <table:table-cell table:number-columns-spanned="1" table:number-rows-spanned="3" table:style-name="ce41"/>
          <table:table-cell office:value-type="string" table:style-name="ce24">
            <text:p>id_trasy</text:p>
          </table:table-cell>
          <table:table-cell office:value-type="string" table:style-name="ce2">
            <text:p>Numeric (integer)</text:p>
          </table:table-cell>
          <table:table-cell office:value-type="string" table:style-name="ce25">
            <text:p>Klucz podstawowy (zastępczy).</text:p>
          </table:table-cell>
          <table:table-cell table:number-columns-repeated="16380"/>
        </table:table-row>
        <table:table-row table:style-name="ro15">
          <table:covered-table-cell/>
          <table:table-cell office:value-type="string" table:style-name="ce24">
            <text:p>miasto_wylotu</text:p>
          </table:table-cell>
          <table:table-cell office:value-type="string" table:style-name="ce2">
            <text:p>Varchar(32)</text:p>
          </table:table-cell>
          <table:table-cell office:value-type="string" table:style-name="ce26">
            <text:p>Miasto startowe. Samolot odlatuje z tego<text:s/></text:p>
            <text:p>miasta.</text:p>
          </table:table-cell>
          <table:table-cell table:number-columns-repeated="16380"/>
        </table:table-row>
        <table:table-row table:style-name="ro16">
          <table:covered-table-cell/>
          <table:table-cell office:value-type="string" table:style-name="ce52">
            <text:p>miasto_przylotu</text:p>
          </table:table-cell>
          <table:table-cell office:value-type="string" table:style-name="ce53">
            <text:p>Varchar(32)</text:p>
          </table:table-cell>
          <table:table-cell office:value-type="string" table:style-name="ce54">
            <text:p>Miasto, w którym podróż się kończy.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77">
            <text:p>DATA (TABELA WYMIAROWA)</text:p>
            <text:p>Jedna krotka opisuje jeden dzień.</text:p>
          </table:table-cell>
          <table:covered-table-cell table:number-columns-repeated="3"/>
          <table:table-cell table:number-columns-repeated="16380"/>
        </table:table-row>
        <table:table-row table:style-name="ro18">
          <table:table-cell table:number-columns-spanned="1" table:number-rows-spanned="7" table:style-name="ce47"/>
          <table:table-cell office:value-type="string" table:style-name="ce43">
            <text:p>id_data<text:s/></text:p>
          </table:table-cell>
          <table:table-cell office:value-type="string" table:style-name="ce44">
            <text:p>Numeric (integer)</text:p>
          </table:table-cell>
          <table:table-cell office:value-type="string" table:style-name="ce45">
            <text:p>Klucz podstawowy (zastępczy)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3">
            <text:p>rok</text:p>
          </table:table-cell>
          <table:table-cell office:value-type="string" table:style-name="ce44">
            <text:p>Numeric (integer)</text:p>
          </table:table-cell>
          <table:table-cell office:value-type="string" table:style-name="ce45">
            <text:p>Wartość czterocyfrowa roku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3">
            <text:p>miesiąc</text:p>
          </table:table-cell>
          <table:table-cell office:value-type="string" table:style-name="ce44">
            <text:p>Varchar(9)</text:p>
          </table:table-cell>
          <table:table-cell office:value-type="string" table:style-name="ce45">
            <text:p>Nazwa miesiąca (od stycznia do grudnia)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3">
            <text:p>dzień</text:p>
          </table:table-cell>
          <table:table-cell office:value-type="string" table:style-name="ce44">
            <text:p>Numeric (integer)</text:p>
          </table:table-cell>
          <table:table-cell office:value-type="string" table:style-name="ce45">
            <text:p>Wartość między 1 a 31.</text:p>
          </table:table-cell>
          <table:table-cell table:number-columns-repeated="16380"/>
        </table:table-row>
        <table:table-row table:style-name="ro19">
          <table:covered-table-cell/>
          <table:table-cell office:value-type="string" table:style-name="ce43">
            <text:p>czy_dzień_roboczy</text:p>
          </table:table-cell>
          <table:table-cell office:value-type="string" table:style-name="ce44">
            <text:p>Varchar(3)</text:p>
          </table:table-cell>
          <table:table-cell office:value-type="string" table:style-name="ce55">
            <text:p>Dla dni w zakresie od poniedziałku do piątku<text:s/></text:p>
            <text:p>(lub świąt publicznych) przyjmuje wartość<text:s/></text:p>
            <text:p>"tak". W przeciwnym razie - "nie"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3">
            <text:p>czy_święto</text:p>
          </table:table-cell>
          <table:table-cell office:value-type="string" table:style-name="ce44">
            <text:p>Varchar(3)</text:p>
          </table:table-cell>
          <table:table-cell office:value-type="string" table:style-name="ce45">
            <text:p>Jak wyżej, ale wartości są odwrotne.</text:p>
          </table:table-cell>
          <table:table-cell table:number-columns-repeated="16380"/>
        </table:table-row>
        <table:table-row table:style-name="ro16">
          <table:covered-table-cell/>
          <table:table-cell office:value-type="string" table:style-name="ce49">
            <text:p>dzień_tygodnia</text:p>
          </table:table-cell>
          <table:table-cell office:value-type="string" table:style-name="ce50">
            <text:p>Numeric (integer)</text:p>
          </table:table-cell>
          <table:table-cell office:value-type="string" table:style-name="ce51">
            <text:p>Wartość między 1 a 7.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76">
            <text:p>CZAS (TABELA WYMIAROWA)</text:p>
            <text:p>Jedna krotka opisuje jeden czas (godzina, minuty, sekundy).</text:p>
          </table:table-cell>
          <table:covered-table-cell table:number-columns-repeated="3"/>
          <table:table-cell table:number-columns-repeated="16380"/>
        </table:table-row>
        <table:table-row table:style-name="ro18">
          <table:table-cell table:number-columns-spanned="1" table:number-rows-spanned="5" table:style-name="ce9"/>
          <table:table-cell office:value-type="string" table:style-name="ce27">
            <text:p>id_czasu</text:p>
          </table:table-cell>
          <table:table-cell office:value-type="string" table:style-name="ce3">
            <text:p>Numeric (integer)</text:p>
          </table:table-cell>
          <table:table-cell office:value-type="string" table:style-name="ce28">
            <text:p>Klucz podstawowy (zastępczy)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57">
            <text:p>godzina</text:p>
          </table:table-cell>
          <table:table-cell office:value-type="string" table:style-name="ce3">
            <text:p>Numeric (integer)</text:p>
          </table:table-cell>
          <table:table-cell office:value-type="string" table:style-name="ce28">
            <text:p>Wartość między 0 a 23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7">
            <text:p>minuta</text:p>
          </table:table-cell>
          <table:table-cell office:value-type="string" table:style-name="ce3">
            <text:p>Numeric (integer)</text:p>
          </table:table-cell>
          <table:table-cell office:value-type="string" table:style-name="ce28">
            <text:p>Wartość między 0 a 59.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7">
            <text:p>sekunda</text:p>
          </table:table-cell>
          <table:table-cell office:value-type="string" table:style-name="ce3">
            <text:p>Numeric (integer)</text:p>
          </table:table-cell>
          <table:table-cell office:value-type="string" table:style-name="ce28">
            <text:p>Wartość między 0 a 59.</text:p>
          </table:table-cell>
          <table:table-cell table:number-columns-repeated="16380"/>
        </table:table-row>
        <table:table-row table:style-name="ro20">
          <table:covered-table-cell/>
          <table:table-cell office:value-type="string" table:style-name="ce38">
            <text:p>pora_dnia</text:p>
          </table:table-cell>
          <table:table-cell office:value-type="string" table:style-name="ce14">
            <text:p>Varchar(17)</text:p>
          </table:table-cell>
          <table:table-cell office:value-type="string" table:style-name="ce39">
            <text:p>Dozwolone wartości:<text:s/></text:p>
            <text:p>między 0 a 8,<text:s/></text:p>
            <text:p>między 9 a 12,<text:s/></text:p>
            <text:p>między 13 a 15,<text:s/></text:p>
            <text:p>między 16 a 20,<text:s/></text:p>
            <text:p>między 21 a 23.</text:p>
          </table:table-cell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77">
            <text:p>AWARIA_JUNK (TABELA WYMIAROWA)</text:p>
            <text:p>Zawiera dodatkowe informacje o awarii, które nie pasowały logicznie nigdzie indziej.</text:p>
          </table:table-cell>
          <table:covered-table-cell table:number-columns-repeated="3"/>
          <table:table-cell table:number-columns-repeated="16380"/>
        </table:table-row>
        <table:table-row table:style-name="ro21">
          <table:table-cell table:number-columns-spanned="1" table:number-rows-spanned="3" table:style-name="ce47"/>
          <table:table-cell office:value-type="string" table:style-name="ce58">
            <text:p>id_awaria_junk</text:p>
          </table:table-cell>
          <table:table-cell office:value-type="string" table:style-name="ce18">
            <text:p>Numeric (integer)</text:p>
          </table:table-cell>
          <table:table-cell office:value-type="string" table:style-name="ce59">
            <text:p>Klucz podstawowy (zastępczy).<text:s/></text:p>
          </table:table-cell>
          <table:table-cell table:number-columns-repeated="16380"/>
        </table:table-row>
        <table:table-row table:style-name="ro22">
          <table:covered-table-cell/>
          <table:table-cell office:value-type="string" table:style-name="ce58">
            <text:p>przyczyna_awarii<text:s/></text:p>
          </table:table-cell>
          <table:table-cell office:value-type="string" table:style-name="ce18">
            <text:p>Varchar(48)</text:p>
          </table:table-cell>
          <table:table-cell office:value-type="string" table:style-name="ce60">
            <text:p>Zawiera pisemne informacje o<text:s/></text:p>
            <text:p>przyczynie awarii. Na przykład: Błąd w<text:s/></text:p>
            <text:p>oprogramowaniu autopilota</text:p>
          </table:table-cell>
          <table:table-cell table:number-columns-repeated="16380"/>
        </table:table-row>
        <table:table-row table:style-name="ro23">
          <table:covered-table-cell/>
          <table:table-cell office:value-type="string" table:style-name="ce61">
            <text:p>opis_naprawy</text:p>
          </table:table-cell>
          <table:table-cell office:value-type="string" table:style-name="ce22">
            <text:p>Varchar(64)</text:p>
          </table:table-cell>
          <table:table-cell office:value-type="string" table:style-name="ce62">
            <text:p>Informuje, jak awaria została naprawiona.<text:s/></text:p>
            <text:p>Na przykład: Wymiana turbiny silnika<text:s/></text:p>
            <text:p>Opis może być brak naprawy<text:s/></text:p>
            <text:p>("sztuczna krotka"), jeśli awaria nie została<text:s/></text:p>
            <text:p>naprawiona.</text:p>
          </table:table-cell>
          <table:table-cell table:number-columns-repeated="16380"/>
        </table:table-row>
        <table:table-row table:style-name="ro24">
          <table:table-cell office:value-type="string" table:number-columns-spanned="4" table:number-rows-spanned="1" table:style-name="ce76">
            <text:p>LOT_JUNK (TABELA WYMIAROWA)</text:p>
            <text:p>Zawiera dodatkowe informacje o locie, które nie pasowały logicznie nigdzie indziej.</text:p>
          </table:table-cell>
          <table:covered-table-cell table:number-columns-repeated="3"/>
          <table:table-cell table:number-columns-repeated="16380"/>
        </table:table-row>
        <table:table-row table:style-name="ro18">
          <table:table-cell table:number-columns-spanned="1" table:number-rows-spanned="3" table:style-name="ce40"/>
          <table:table-cell office:value-type="string" table:style-name="ce24">
            <text:p>id_lot_junk</text:p>
          </table:table-cell>
          <table:table-cell office:value-type="string" table:style-name="ce2">
            <text:p>Numeric (integer)</text:p>
          </table:table-cell>
          <table:table-cell office:value-type="string" table:style-name="ce25">
            <text:p>Klucz podstawowy (zastępczy).</text:p>
          </table:table-cell>
          <table:table-cell table:number-columns-repeated="16380"/>
        </table:table-row>
        <table:table-row table:style-name="ro12">
          <table:covered-table-cell/>
          <table:table-cell office:value-type="string" table:style-name="ce24">
            <text:p>przyczyna_opóźnienia<text:s/></text:p>
          </table:table-cell>
          <table:table-cell office:value-type="string" table:style-name="ce2">
            <text:p>Varchar(22)</text:p>
          </table:table-cell>
          <table:table-cell office:value-type="string" table:style-name="ce26">
            <text:p>Zawiera informacje o przyczynie opóźnienia.<text:s/></text:p>
            <text:p>Dozwolone wartości: złe warunki pogodowe,<text:s/></text:p>
            <text:p>incydent na pokładzie, awaria samolotu,<text:s/></text:p>
            <text:p>inne, brak opóźnienia (dla "sztucznej krotki")</text:p>
          </table:table-cell>
          <table:table-cell table:number-columns-repeated="16380"/>
        </table:table-row>
        <table:table-row table:style-name="ro22">
          <table:covered-table-cell/>
          <table:table-cell office:value-type="string" table:style-name="ce24">
            <text:p>status_lotu</text:p>
          </table:table-cell>
          <table:table-cell office:value-type="string" table:style-name="ce2">
            <text:p>Varchar(9)</text:p>
          </table:table-cell>
          <table:table-cell office:value-type="string" table:style-name="ce26">
            <text:p>Informuje, czy lot został anulowany lub<text:s/></text:p>
            <text:p>odbył się normalnie. Możliwe wartości:<text:s/></text:p>
            <text:p>anulowany, zakończony</text:p>
          </table:table-cell>
          <table:table-cell table:number-columns-repeated="16380"/>
        </table:table-row>
        <table:table-row table:style-name="ro25">
          <table:table-cell table:style-name="ce32"/>
          <table:table-cell office:value-type="string" table:style-name="ce73">
            <text:p>średnia_ocena_klienta</text:p>
          </table:table-cell>
          <table:table-cell office:value-type="string" table:style-name="ce74">
            <text:p>Varchar(21)</text:p>
          </table:table-cell>
          <table:table-cell office:value-type="string" table:style-name="ce75">
            <text:p>Dozwolone wartości:<text:s/></text:p>
            <text:p>Poniżej 75,<text:s/></text:p>
            <text:p>Równa lub wyższa niż 75</text:p>
            <text:p>Informuje nas, jaka była średnia ocena<text:s/></text:p>
            <text:p>klientów dla tego lotu.</text:p>
          </table:table-cell>
          <table:table-cell table:number-columns-repeated="16380"/>
        </table:table-row>
        <table:table-row table:number-rows-repeated="104851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187714 .</meta:initial-creator>
    <dc:creator>s187714 .</dc:creator>
    <meta:creation-date>2023-11-14T23:29:16Z</meta:creation-date>
    <dc:date>2023-11-15T11:49:10Z</dc:date>
  </office:meta>
</office:document-meta>
</file>